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104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number</text:p>
          </table:table-cell>
          <table:table-cell office:value-type="string" calcext:value-type="string">
            <text:p>purchase link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in-stock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>unit quantity</text:p>
          </table:table-cell>
          <table:table-cell office:value-type="string" calcext:value-type="string">
            <text:p>unit price (&lt;10)</text:p>
          </table:table-cell>
          <table:table-cell office:value-type="string" calcext:value-type="string">
            <text:p>unit price (&lt;100)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omponent sub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150Ω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1206FR-07150RL</text:p>
          </table:table-cell>
          <table:table-cell office:value-type="string" calcext:value-type="string">
            <text:p>https://www.mouser.co.uk/ProductDetail/YAGEO/RC1206FR-07150RL?qs=UiDTtNFP6s9QSdY5vdxcCg%3D%3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GBP" office:value="0.08" calcext:value-type="currency">
            <text:p>£0.08</text:p>
          </table:table-cell>
          <table:table-cell table:style-name="ce2" office:value-type="currency" office:currency="GBP" office:value="0.019" calcext:value-type="currency">
            <text:p>£0.02</text:p>
          </table:table-cell>
          <table:table-cell table:formula="of:=ROUNDUP(([.F2]-[.G2]+[.H2])/[.I2])" office:value-type="float" office:value="10" calcext:value-type="float">
            <text:p>10</text:p>
          </table:table-cell>
          <table:table-cell table:style-name="ce2" table:formula="of:=[.L2]*IF([.L2]&lt;10;[.J2];[.K2])" office:value-type="currency" office:currency="GBP" office:value="0.19" calcext:value-type="currency">
            <text:p>£0.1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style-name="ce2" table:formula="of:=[.L2]*IF([.L2]&lt;10;[.O2];[.P2])" office:value-type="currency" office:currency="GBP" office:value="0.3" calcext:value-type="currency">
            <text:p>£0.30</text:p>
          </table:table-cell>
          <table:table-cell/>
          <table:table-cell office:value-type="string" calcext:value-type="string">
            <text:p>https://www.digikey.co.uk/en/products/detail/yageo/RC1206FR-074K7L/728887</text:p>
          </table:table-cell>
        </table:table-row>
        <table:table-row table:style-name="ro1">
          <table:table-cell/>
          <table:table-cell office:value-type="string" calcext:value-type="string">
            <text:p>4.7kΩ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1206FR-074K7</text:p>
          </table:table-cell>
          <table:table-cell office:value-type="string" calcext:value-type="string">
            <text:p>https://www.mouser.co.uk/ProductDetail/YAGEO/RC1206FR-104K7L?qs=sGAEpiMZZMtlubZbdhIBIEgN9MQql2m65PZ3TejQaoE%3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GBP" office:value="0.08" calcext:value-type="currency">
            <text:p>£0.08</text:p>
          </table:table-cell>
          <table:table-cell table:style-name="ce2" office:value-type="currency" office:currency="GBP" office:value="0.019" calcext:value-type="currency">
            <text:p>£0.02</text:p>
          </table:table-cell>
          <table:table-cell table:formula="of:=ROUNDUP(([.F3]-[.G3]+[.H3])/[.I3])" office:value-type="float" office:value="10" calcext:value-type="float">
            <text:p>10</text:p>
          </table:table-cell>
          <table:table-cell table:style-name="ce2" table:formula="of:=[.L3]*IF([.L3]&lt;10;[.J3];[.K3])" office:value-type="currency" office:currency="GBP" office:value="0.19" calcext:value-type="currency">
            <text:p>£0.1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style-name="ce2" table:formula="of:=[.L3]*IF([.L3]&lt;10;[.O3];[.P3])" office:value-type="currency" office:currency="GBP" office:value="0.3" calcext:value-type="currency">
            <text:p>£0.30</text:p>
          </table:table-cell>
          <table:table-cell/>
          <table:table-cell office:value-type="string" calcext:value-type="string">
            <text:p>https://www.digikey.co.uk/en/products/detail/yageo/RC1206FR-074K7L/728887</text:p>
          </table:table-cell>
        </table:table-row>
        <table:table-row table:style-name="ro1">
          <table:table-cell/>
          <table:table-cell office:value-type="string" calcext:value-type="string">
            <text:p>reset button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PTS526 SM15 SMTR2 LFS</text:p>
          </table:table-cell>
          <table:table-cell office:value-type="string" calcext:value-type="string">
            <text:p>https://www.mouser.co.uk/ProductDetail/CK/PTS526-SM15-SMTR2-LFS?qs=UXgszm6BlbENivbslIA%252B5g%3D%3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GBP" office:value="0.112" calcext:value-type="currency">
            <text:p>£0.11</text:p>
          </table:table-cell>
          <table:table-cell table:style-name="ce2" office:value-type="currency" office:currency="GBP" office:value="0.102" calcext:value-type="currency">
            <text:p>£0.10</text:p>
          </table:table-cell>
          <table:table-cell table:formula="of:=ROUNDUP(([.F4]-[.G4]+[.H4])/[.I4])" office:value-type="float" office:value="4" calcext:value-type="float">
            <text:p>4</text:p>
          </table:table-cell>
          <table:table-cell table:style-name="ce2" table:formula="of:=[.L4]*IF([.L4]&lt;10;[.J4];[.K4])" office:value-type="currency" office:currency="GBP" office:value="0.448" calcext:value-type="currency">
            <text:p>£0.45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111" calcext:value-type="float">
            <text:p>0.111</text:p>
          </table:table-cell>
          <table:table-cell table:style-name="ce2" table:formula="of:=[.L4]*IF([.L4]&lt;10;[.O4];[.P4])" office:value-type="currency" office:currency="GBP" office:value="0.48" calcext:value-type="currency">
            <text:p>£0.48</text:p>
          </table:table-cell>
          <table:table-cell/>
          <table:table-cell office:value-type="string" calcext:value-type="string">
            <text:p>https://www.digikey.co.uk/en/products/detail/c-k/pts526-sm15-smtr2-lfs/10056625</text:p>
          </table:table-cell>
        </table:table-row>
        <table:table-row table:style-name="ro1">
          <table:table-cell/>
          <table:table-cell office:value-type="string" calcext:value-type="string">
            <text:p>hotswap headers</text:p>
          </table:table-cell>
          <table:table-cell office:value-type="string" calcext:value-type="string">
            <text:p>Mill-Max</text:p>
          </table:table-cell>
          <table:table-cell office:value-type="string" calcext:value-type="string">
            <text:p>315-43-112-41-003000</text:p>
          </table:table-cell>
          <table:table-cell office:value-type="string" calcext:value-type="string">
            <text:p>https://www.mouser.co.uk/ProductDetail/Mill-Max/315-43-112-41-003000?qs=s8Nb1z4Wn%2FRfWrVqQ0TOuQ%3D%3D&amp;gclid=EAIaIQobChMI_rXJ6oyKgAMVPwYGAB1TfAfAEAAYAiAAEgKxJfD_B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GBP" office:value="1.57" calcext:value-type="currency">
            <text:p>£1.57</text:p>
          </table:table-cell>
          <table:table-cell table:style-name="ce2" office:value-type="currency" office:currency="GBP" office:value="1.27" calcext:value-type="currency">
            <text:p>£1.27</text:p>
          </table:table-cell>
          <table:table-cell table:formula="of:=ROUNDUP(([.F5]-[.G5]+[.H5])/[.I5])" office:value-type="float" office:value="5" calcext:value-type="float">
            <text:p>5</text:p>
          </table:table-cell>
          <table:table-cell table:style-name="ce2" table:formula="of:=[.L5]*IF([.L5]&lt;10;[.J5];[.K5])" office:value-type="currency" office:currency="GBP" office:value="7.85" calcext:value-type="currency">
            <text:p>£7.85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1.283" calcext:value-type="float">
            <text:p>1.283</text:p>
          </table:table-cell>
          <table:table-cell table:style-name="ce2" table:formula="of:=[.L5]*IF([.L5]&lt;10;[.O5];[.P5])" office:value-type="currency" office:currency="GBP" office:value="7.4" calcext:value-type="currency">
            <text:p>£7.40</text:p>
          </table:table-cell>
          <table:table-cell/>
          <table:table-cell office:value-type="string" calcext:value-type="string">
            <text:p>https://www.digikey.co.uk/en/products/detail/mill-max-manufacturing-corp/315-43-112-41-003000/4455232</text:p>
          </table:table-cell>
        </table:table-row>
        <table:table-row table:style-name="ro1">
          <table:table-cell/>
          <table:table-cell office:value-type="string" calcext:value-type="string">
            <text:p>diodes</text:p>
          </table:table-cell>
          <table:table-cell office:value-type="string" calcext:value-type="string">
            <text:p>Micro Commercial Components (MCC)</text:p>
          </table:table-cell>
          <table:table-cell office:value-type="string" calcext:value-type="string">
            <text:p>1N4148W-TP</text:p>
          </table:table-cell>
          <table:table-cell table:style-name="ce1" office:value-type="string" calcext:value-type="string">
            <text:p>https://www.mouser.co.uk/ProductDetail/Micro-Commercial-Components-MCC/1N4148W-TP?qs=KFo7JewZbUH7wCMabJ4EeQ%3D%3D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GBP" office:value="0.096" calcext:value-type="currency">
            <text:p>£0.10</text:p>
          </table:table-cell>
          <table:table-cell table:style-name="ce2" office:value-type="currency" office:currency="GBP" office:value="0.066" calcext:value-type="currency">
            <text:p>£0.07</text:p>
          </table:table-cell>
          <table:table-cell table:formula="of:=ROUNDUP(([.F6]-[.G6]+[.H6])/[.I6])" office:value-type="float" office:value="68" calcext:value-type="float">
            <text:p>68</text:p>
          </table:table-cell>
          <table:table-cell table:style-name="ce2" table:formula="of:=[.L6]*IF([.L6]&lt;10;[.J6];[.K6])" office:value-type="currency" office:currency="GBP" office:value="4.488" calcext:value-type="currency">
            <text:p>£4.4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68" calcext:value-type="float">
            <text:p>0.068</text:p>
          </table:table-cell>
          <table:table-cell table:style-name="ce2" table:formula="of:=[.L6]*IF([.L6]&lt;10;[.O6];[.P6])" office:value-type="currency" office:currency="GBP" office:value="4.624" calcext:value-type="currency">
            <text:p>£4.62</text:p>
          </table:table-cell>
          <table:table-cell/>
          <table:table-cell office:value-type="string" calcext:value-type="string">
            <text:p>https://www.digikey.co.uk/en/products/detail/micro-commercial-co/1n4148w-tp/717196</text:p>
          </table:table-cell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Broadcom / Avago</text:p>
          </table:table-cell>
          <table:table-cell office:value-type="string" calcext:value-type="string">
            <text:p>HLMP-1401</text:p>
          </table:table-cell>
          <table:table-cell office:value-type="string" calcext:value-type="string">
            <text:p>https://www.mouser.co.uk/ProductDetail/Broadcom-Avago/HLMP-1401?qs=sGAEpiMZZMt82OzCyDsLFG14VY5EtHXv5VaPLcPmrgE%3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GBP" office:value="0.464" calcext:value-type="currency">
            <text:p>£0.46</text:p>
          </table:table-cell>
          <table:table-cell table:style-name="ce2" office:value-type="currency" office:currency="GBP" office:value="0.284" calcext:value-type="currency">
            <text:p>£0.28</text:p>
          </table:table-cell>
          <table:table-cell table:formula="of:=ROUNDUP(([.F7]-[.G7]+[.H7])/[.I7])" office:value-type="float" office:value="6" calcext:value-type="float">
            <text:p>6</text:p>
          </table:table-cell>
          <table:table-cell table:style-name="ce2" table:formula="of:=[.L7]*IF([.L7]&lt;10;[.J7];[.K7])" office:value-type="currency" office:currency="GBP" office:value="2.784" calcext:value-type="currency">
            <text:p>£2.78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293" calcext:value-type="float">
            <text:p>0.293</text:p>
          </table:table-cell>
          <table:table-cell table:style-name="ce2" table:formula="of:=[.L7]*IF([.L7]&lt;10;[.O7];[.P7])" office:value-type="currency" office:currency="GBP" office:value="2.88" calcext:value-type="currency">
            <text:p>£2.88</text:p>
          </table:table-cell>
          <table:table-cell/>
          <table:table-cell office:value-type="string" calcext:value-type="string">
            <text:p>https://www.digikey.co.uk/en/products/detail/broadcom-limited/HLMP-1401/637556</text:p>
          </table:table-cell>
        </table:table-row>
        <table:table-row table:style-name="ro1">
          <table:table-cell/>
          <table:table-cell office:value-type="string" calcext:value-type="string">
            <text:p>hotswap sockets</text:p>
          </table:table-cell>
          <table:table-cell office:value-type="string" calcext:value-type="string">
            <text:p>Adafruit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https://www.mouser.co.uk/ProductDetail/Adafruit/5118?qs=TCDPyi3sCW0NahZ3INJp%2FA%3D%3D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currency" office:currency="GBP" office:value="2" calcext:value-type="currency">
            <text:p>£2.00</text:p>
          </table:table-cell>
          <table:table-cell table:formula="of:=ROUNDUP(([.F8]-[.G8]+[.H8])/[.I8])" office:value-type="float" office:value="2" calcext:value-type="float">
            <text:p>2</text:p>
          </table:table-cell>
          <table:table-cell table:style-name="ce2" table:formula="of:=[.L8]*IF([.L8]&lt;10;[.J8];[.K8])" office:value-type="currency" office:currency="GBP" office:value="4" calcext:value-type="currency">
            <text:p>£4.00</text:p>
          </table:table-cell>
          <table:table-cell/>
          <table:table-cell table:number-columns-repeated="2" office:value-type="float" office:value="2.06" calcext:value-type="float">
            <text:p>2.06</text:p>
          </table:table-cell>
          <table:table-cell table:style-name="ce2" table:formula="of:=[.L8]*IF([.L8]&lt;10;[.O8];[.P8])" office:value-type="currency" office:currency="GBP" office:value="4.12" calcext:value-type="currency">
            <text:p>£4.12</text:p>
          </table:table-cell>
          <table:table-cell/>
          <table:table-cell office:value-type="string" calcext:value-type="string">
            <text:p>https://www.digikey.co.uk/en/products/detail/adafruit-industries-llc/5118/14671678?s=N4IgTCBcDaIKwEYEA4AEBDAJugZgJwFcBLAFxAF0BfIA</text:p>
          </table:table-cell>
        </table:table-row>
        <table:table-row table:style-name="ro1">
          <table:table-cell table:number-columns-repeated="9"/>
          <table:table-cell table:style-name="ce2" table:number-columns-repeated="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eft plat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ight plat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RRS jac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5" office:value-type="currency" office:currency="GBP" office:value="4.99" calcext:value-type="currency">
            <text:p>£4.99</text:p>
          </table:table-cell>
          <table:table-cell table:formula="of:=ROUNDUP(([.F13]-[.G13]+[.H13])/[.I13])" office:value-type="float" office:value="1" calcext:value-type="float">
            <text:p>1</text:p>
          </table:table-cell>
          <table:table-cell table:style-name="ce2" table:formula="of:=[.L13]*IF([.L13]&lt;10;[.J13];[.K13])" office:value-type="currency" office:currency="GBP" office:value="4.99" calcext:value-type="currency">
            <text:p>£4.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shi tape</text:p>
          </table:table-cell>
          <table:table-cell table:number-columns-repeated="17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mouser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/>
          <table:table-cell table:style-name="ce2" table:formula="of:=SUM([.M2:.M22])" office:value-type="currency" office:currency="GBP" office:value="24.94" calcext:value-type="currency">
            <text:p>£24.94</text:p>
          </table:table-cell>
          <table:table-cell table:number-columns-repeated="3"/>
          <table:table-cell table:style-name="ce2" table:formula="of:=SUM([.Q2:.Q22])" office:value-type="currency" office:currency="GBP" office:value="20.104" calcext:value-type="currency">
            <text:p>£20.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20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0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currency-style style:name="N10122P0" style:volatile="true" number:language="en" number:country="GB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0122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0122P0"/>
    </number:currency-style>
    <number:currency-style style:name="N10124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4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 style:data-style-name="N2" text:time-value="12:21:11.4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22:40:08.756000000</meta:creation-date>
    <dc:date>2023-10-25T13:55:17.482000000</dc:date>
    <meta:editing-duration>PT3H7M32S</meta:editing-duration>
    <meta:editing-cycles>19</meta:editing-cycles>
    <meta:generator>LibreOffice/7.5.4.2$Windows_X86_64 LibreOffice_project/36ccfdc35048b057fd9854c757a8b67ec53977b6</meta:generator>
    <meta:document-statistic meta:table-count="1" meta:cell-count="144" meta:object-count="0"/>
  </office:meta>
</office:document-meta>
</file>